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22.59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4=2_out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]));[.D3])" office:value-type="float" office:value="2.3111" calcext:value-type="float">
            <text:p>2.311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111" calcext:value-type="float">
            <text:p>2.3111</text:p>
          </table:table-cell>
          <table:table-cell table:number-columns-repeated="2"/>
          <table:table-cell table:formula="of:=IF(ISODD(ROW([.D4]));[.D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5]));[.D5])" office:value-type="float" office:value="2.08201" calcext:value-type="float">
            <text:p>2.0820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201" calcext:value-type="float">
            <text:p>2.08201</text:p>
          </table:table-cell>
          <table:table-cell table:number-columns-repeated="2"/>
          <table:table-cell table:formula="of:=IF(ISODD(ROW([.D6]));[.D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]));[.D7])" office:value-type="float" office:value="1.93514" calcext:value-type="float">
            <text:p>1.9351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14" calcext:value-type="float">
            <text:p>1.93514</text:p>
          </table:table-cell>
          <table:table-cell table:number-columns-repeated="2"/>
          <table:table-cell table:formula="of:=IF(ISODD(ROW([.D8]));[.D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9]));[.D9])" office:value-type="float" office:value="2.13431" calcext:value-type="float">
            <text:p>2.1343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3431" calcext:value-type="float">
            <text:p>2.13431</text:p>
          </table:table-cell>
          <table:table-cell table:number-columns-repeated="2"/>
          <table:table-cell table:formula="of:=IF(ISODD(ROW([.D10]));[.D1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1]));[.D11])" office:value-type="float" office:value="2.07159" calcext:value-type="float">
            <text:p>2.0715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159" calcext:value-type="float">
            <text:p>2.07159</text:p>
          </table:table-cell>
          <table:table-cell table:number-columns-repeated="2"/>
          <table:table-cell table:formula="of:=IF(ISODD(ROW([.D12]));[.D1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]));[.D13])" office:value-type="float" office:value="1.93414" calcext:value-type="float">
            <text:p>1.9341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14" calcext:value-type="float">
            <text:p>1.93414</text:p>
          </table:table-cell>
          <table:table-cell table:number-columns-repeated="2"/>
          <table:table-cell table:formula="of:=IF(ISODD(ROW([.D14]));[.D1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5]));[.D15])" office:value-type="float" office:value="2.07223" calcext:value-type="float">
            <text:p>2.0722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223" calcext:value-type="float">
            <text:p>2.07223</text:p>
          </table:table-cell>
          <table:table-cell table:number-columns-repeated="2"/>
          <table:table-cell table:formula="of:=IF(ISODD(ROW([.D16]));[.D1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]));[.D17])" office:value-type="float" office:value="1.93404" calcext:value-type="float">
            <text:p>1.9340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04" calcext:value-type="float">
            <text:p>1.93404</text:p>
          </table:table-cell>
          <table:table-cell table:number-columns-repeated="2"/>
          <table:table-cell table:formula="of:=IF(ISODD(ROW([.D18]));[.D1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]));[.D19])" office:value-type="float" office:value="1.93472" calcext:value-type="float">
            <text:p>1.9347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72" calcext:value-type="float">
            <text:p>1.93472</text:p>
          </table:table-cell>
          <table:table-cell table:number-columns-repeated="2"/>
          <table:table-cell table:formula="of:=IF(ISODD(ROW([.D20]));[.D2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1]));[.D21])" office:value-type="float" office:value="2.31621" calcext:value-type="float">
            <text:p>2.3162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1621" calcext:value-type="float">
            <text:p>2.31621</text:p>
          </table:table-cell>
          <table:table-cell table:number-columns-repeated="2"/>
          <table:table-cell table:formula="of:=IF(ISODD(ROW([.D22]));[.D2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23]));[.D23])" office:value-type="float" office:value="2.09879" calcext:value-type="float">
            <text:p>2.0987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9879" calcext:value-type="float">
            <text:p>2.09879</text:p>
          </table:table-cell>
          <table:table-cell table:number-columns-repeated="2"/>
          <table:table-cell table:formula="of:=IF(ISODD(ROW([.D24]));[.D2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25]));[.D25])" office:value-type="float" office:value="1.95458" calcext:value-type="float">
            <text:p>1.9545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458" calcext:value-type="float">
            <text:p>1.95458</text:p>
          </table:table-cell>
          <table:table-cell table:number-columns-repeated="2"/>
          <table:table-cell table:formula="of:=IF(ISODD(ROW([.D26]));[.D2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7]));[.D27])" office:value-type="float" office:value="2.39562" calcext:value-type="float">
            <text:p>2.3956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62" calcext:value-type="float">
            <text:p>2.39562</text:p>
          </table:table-cell>
          <table:table-cell table:number-columns-repeated="2"/>
          <table:table-cell table:formula="of:=IF(ISODD(ROW([.D28]));[.D2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29]));[.D29])" office:value-type="float" office:value="2.09446" calcext:value-type="float">
            <text:p>2.0944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9446" calcext:value-type="float">
            <text:p>2.09446</text:p>
          </table:table-cell>
          <table:table-cell table:number-columns-repeated="2"/>
          <table:table-cell table:formula="of:=IF(ISODD(ROW([.D30]));[.D3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1]));[.D31])" office:value-type="float" office:value="1.95399" calcext:value-type="float">
            <text:p>1.9539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99" calcext:value-type="float">
            <text:p>1.95399</text:p>
          </table:table-cell>
          <table:table-cell table:number-columns-repeated="2"/>
          <table:table-cell table:formula="of:=IF(ISODD(ROW([.D32]));[.D3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33]));[.D33])" office:value-type="float" office:value="2.08543" calcext:value-type="float">
            <text:p>2.0854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543" calcext:value-type="float">
            <text:p>2.08543</text:p>
          </table:table-cell>
          <table:table-cell table:number-columns-repeated="2"/>
          <table:table-cell table:formula="of:=IF(ISODD(ROW([.D34]));[.D3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5]));[.D35])" office:value-type="float" office:value="1.95348" calcext:value-type="float">
            <text:p>1.9534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48" calcext:value-type="float">
            <text:p>1.95348</text:p>
          </table:table-cell>
          <table:table-cell table:number-columns-repeated="2"/>
          <table:table-cell table:formula="of:=IF(ISODD(ROW([.D36]));[.D3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7]));[.D37])" office:value-type="float" office:value="1.95435" calcext:value-type="float">
            <text:p>1.9543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435" calcext:value-type="float">
            <text:p>1.95435</text:p>
          </table:table-cell>
          <table:table-cell table:number-columns-repeated="2"/>
          <table:table-cell table:formula="of:=IF(ISODD(ROW([.D38]));[.D3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39]));[.D39])" office:value-type="float" office:value="1.92002" calcext:value-type="float">
            <text:p>1.9200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002" calcext:value-type="float">
            <text:p>1.92002</text:p>
          </table:table-cell>
          <table:table-cell table:number-columns-repeated="2"/>
          <table:table-cell table:formula="of:=IF(ISODD(ROW([.D40]));[.D4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1]));[.D41])" office:value-type="float" office:value="1.90829" calcext:value-type="float">
            <text:p>1.9082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829" calcext:value-type="float">
            <text:p>1.90829</text:p>
          </table:table-cell>
          <table:table-cell table:number-columns-repeated="2"/>
          <table:table-cell table:formula="of:=IF(ISODD(ROW([.D42]));[.D4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43]));[.D43])" office:value-type="float" office:value="1.91399" calcext:value-type="float">
            <text:p>1.9139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399" calcext:value-type="float">
            <text:p>1.91399</text:p>
          </table:table-cell>
          <table:table-cell table:number-columns-repeated="2"/>
          <table:table-cell table:formula="of:=IF(ISODD(ROW([.D44]));[.D4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5]));[.D45])" office:value-type="float" office:value="1.90752" calcext:value-type="float">
            <text:p>1.907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52" calcext:value-type="float">
            <text:p>1.90752</text:p>
          </table:table-cell>
          <table:table-cell table:number-columns-repeated="2"/>
          <table:table-cell table:formula="of:=IF(ISODD(ROW([.D46]));[.D4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47]));[.D47])" office:value-type="float" office:value="1.91256" calcext:value-type="float">
            <text:p>1.9125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256" calcext:value-type="float">
            <text:p>1.91256</text:p>
          </table:table-cell>
          <table:table-cell table:number-columns-repeated="2"/>
          <table:table-cell table:formula="of:=IF(ISODD(ROW([.D48]));[.D4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9]));[.D49])" office:value-type="float" office:value="1.90728" calcext:value-type="float">
            <text:p>1.9072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28" calcext:value-type="float">
            <text:p>1.90728</text:p>
          </table:table-cell>
          <table:table-cell table:number-columns-repeated="2"/>
          <table:table-cell table:formula="of:=IF(ISODD(ROW([.D50]));[.D5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1]));[.D51])" office:value-type="float" office:value="1.9079" calcext:value-type="float">
            <text:p>1.907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9" calcext:value-type="float">
            <text:p>1.9079</text:p>
          </table:table-cell>
          <table:table-cell table:number-columns-repeated="2"/>
          <table:table-cell table:formula="of:=IF(ISODD(ROW([.D52]));[.D5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3]));[.D53])" office:value-type="float" office:value="1.89887" calcext:value-type="float">
            <text:p>1.8988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87" calcext:value-type="float">
            <text:p>1.89887</text:p>
          </table:table-cell>
          <table:table-cell table:number-columns-repeated="2"/>
          <table:table-cell table:formula="of:=IF(ISODD(ROW([.D54]));[.D5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5]));[.D55])" office:value-type="float" office:value="1.89806" calcext:value-type="float">
            <text:p>1.8980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06" calcext:value-type="float">
            <text:p>1.89806</text:p>
          </table:table-cell>
          <table:table-cell table:number-columns-repeated="2"/>
          <table:table-cell table:formula="of:=IF(ISODD(ROW([.D56]));[.D5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7]));[.D57])" office:value-type="float" office:value="1.89815" calcext:value-type="float">
            <text:p>1.8981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15" calcext:value-type="float">
            <text:p>1.89815</text:p>
          </table:table-cell>
          <table:table-cell table:number-columns-repeated="2"/>
          <table:table-cell table:formula="of:=IF(ISODD(ROW([.D58]));[.D5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9]));[.D59])" office:value-type="float" office:value="1.89865" calcext:value-type="float">
            <text:p>1.8986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65" calcext:value-type="float">
            <text:p>1.89865</text:p>
          </table:table-cell>
          <table:table-cell table:number-columns-repeated="2"/>
          <table:table-cell table:formula="of:=IF(ISODD(ROW([.D60]));[.D6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61]));[.D61])" office:value-type="float" office:value="2.28072" calcext:value-type="float">
            <text:p>2.2807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8072" calcext:value-type="float">
            <text:p>2.28072</text:p>
          </table:table-cell>
          <table:table-cell table:number-columns-repeated="2"/>
          <table:table-cell table:formula="of:=IF(ISODD(ROW([.D62]));[.D6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63]));[.D63])" office:value-type="float" office:value="2.0539" calcext:value-type="float">
            <text:p>2.053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39" calcext:value-type="float">
            <text:p>2.0539</text:p>
          </table:table-cell>
          <table:table-cell table:number-columns-repeated="2"/>
          <table:table-cell table:formula="of:=IF(ISODD(ROW([.D64]));[.D6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65]));[.D65])" office:value-type="float" office:value="1.93233" calcext:value-type="float">
            <text:p>1.9323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233" calcext:value-type="float">
            <text:p>1.93233</text:p>
          </table:table-cell>
          <table:table-cell table:number-columns-repeated="2"/>
          <table:table-cell table:formula="of:=IF(ISODD(ROW([.D66]));[.D6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67]));[.D67])" office:value-type="float" office:value="2.07663" calcext:value-type="float">
            <text:p>2.0766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663" calcext:value-type="float">
            <text:p>2.07663</text:p>
          </table:table-cell>
          <table:table-cell table:number-columns-repeated="2"/>
          <table:table-cell table:formula="of:=IF(ISODD(ROW([.D68]));[.D6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69]));[.D69])" office:value-type="float" office:value="2.04211" calcext:value-type="float">
            <text:p>2.0421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211" calcext:value-type="float">
            <text:p>2.04211</text:p>
          </table:table-cell>
          <table:table-cell table:number-columns-repeated="2"/>
          <table:table-cell table:formula="of:=IF(ISODD(ROW([.D70]));[.D7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1]));[.D71])" office:value-type="float" office:value="1.93133" calcext:value-type="float">
            <text:p>1.9313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33" calcext:value-type="float">
            <text:p>1.93133</text:p>
          </table:table-cell>
          <table:table-cell table:number-columns-repeated="2"/>
          <table:table-cell table:formula="of:=IF(ISODD(ROW([.D72]));[.D7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73]));[.D73])" office:value-type="float" office:value="2.04402" calcext:value-type="float">
            <text:p>2.0440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402" calcext:value-type="float">
            <text:p>2.04402</text:p>
          </table:table-cell>
          <table:table-cell table:number-columns-repeated="2"/>
          <table:table-cell table:formula="of:=IF(ISODD(ROW([.D74]));[.D7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5]));[.D75])" office:value-type="float" office:value="1.93123" calcext:value-type="float">
            <text:p>1.9312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23" calcext:value-type="float">
            <text:p>1.93123</text:p>
          </table:table-cell>
          <table:table-cell table:number-columns-repeated="2"/>
          <table:table-cell table:formula="of:=IF(ISODD(ROW([.D76]));[.D7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7]));[.D77])" office:value-type="float" office:value="1.93191" calcext:value-type="float">
            <text:p>1.9319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91" calcext:value-type="float">
            <text:p>1.93191</text:p>
          </table:table-cell>
          <table:table-cell table:number-columns-repeated="2"/>
          <table:table-cell table:formula="of:=IF(ISODD(ROW([.D78]));[.D7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79]));[.D79])" office:value-type="float" office:value="2.16245" calcext:value-type="float">
            <text:p>2.1624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6245" calcext:value-type="float">
            <text:p>2.16245</text:p>
          </table:table-cell>
          <table:table-cell table:number-columns-repeated="2"/>
          <table:table-cell table:formula="of:=IF(ISODD(ROW([.D80]));[.D8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81]));[.D81])" office:value-type="float" office:value="2.06591" calcext:value-type="float">
            <text:p>2.0659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591" calcext:value-type="float">
            <text:p>2.06591</text:p>
          </table:table-cell>
          <table:table-cell table:number-columns-repeated="2"/>
          <table:table-cell table:formula="of:=IF(ISODD(ROW([.D82]));[.D8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83]));[.D83])" office:value-type="float" office:value="1.95157" calcext:value-type="float">
            <text:p>1.9515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157" calcext:value-type="float">
            <text:p>1.95157</text:p>
          </table:table-cell>
          <table:table-cell table:number-columns-repeated="2"/>
          <table:table-cell table:formula="of:=IF(ISODD(ROW([.D84]));[.D8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85]));[.D85])" office:value-type="float" office:value="2.25938" calcext:value-type="float">
            <text:p>2.2593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5938" calcext:value-type="float">
            <text:p>2.25938</text:p>
          </table:table-cell>
          <table:table-cell table:number-columns-repeated="2"/>
          <table:table-cell table:formula="of:=IF(ISODD(ROW([.D86]));[.D8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87]));[.D87])" office:value-type="float" office:value="2.06904" calcext:value-type="float">
            <text:p>2.0690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904" calcext:value-type="float">
            <text:p>2.06904</text:p>
          </table:table-cell>
          <table:table-cell table:number-columns-repeated="2"/>
          <table:table-cell table:formula="of:=IF(ISODD(ROW([.D88]));[.D8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89]));[.D89])" office:value-type="float" office:value="1.95892" calcext:value-type="float">
            <text:p>1.958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92" calcext:value-type="float">
            <text:p>1.95892</text:p>
          </table:table-cell>
          <table:table-cell table:number-columns-repeated="2"/>
          <table:table-cell table:formula="of:=IF(ISODD(ROW([.D90]));[.D9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91]));[.D91])" office:value-type="float" office:value="2.06152" calcext:value-type="float">
            <text:p>2.061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152" calcext:value-type="float">
            <text:p>2.06152</text:p>
          </table:table-cell>
          <table:table-cell table:number-columns-repeated="2"/>
          <table:table-cell table:formula="of:=IF(ISODD(ROW([.D92]));[.D9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3]));[.D93])" office:value-type="float" office:value="1.95847" calcext:value-type="float">
            <text:p>1.9584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47" calcext:value-type="float">
            <text:p>1.95847</text:p>
          </table:table-cell>
          <table:table-cell table:number-columns-repeated="2"/>
          <table:table-cell table:formula="of:=IF(ISODD(ROW([.D94]));[.D9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5]));[.D95])" office:value-type="float" office:value="1.95916" calcext:value-type="float">
            <text:p>1.9591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916" calcext:value-type="float">
            <text:p>1.95916</text:p>
          </table:table-cell>
          <table:table-cell table:number-columns-repeated="2"/>
          <table:table-cell table:formula="of:=IF(ISODD(ROW([.D96]));[.D9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97]));[.D97])" office:value-type="float" office:value="1.88966" calcext:value-type="float">
            <text:p>1.8896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966" calcext:value-type="float">
            <text:p>1.88966</text:p>
          </table:table-cell>
          <table:table-cell table:number-columns-repeated="2"/>
          <table:table-cell table:formula="of:=IF(ISODD(ROW([.D98]));[.D9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9]));[.D99])" office:value-type="float" office:value="1.90538" calcext:value-type="float">
            <text:p>1.9053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538" calcext:value-type="float">
            <text:p>1.90538</text:p>
          </table:table-cell>
          <table:table-cell table:number-columns-repeated="2"/>
          <table:table-cell table:formula="of:=IF(ISODD(ROW([.D100]));[.D10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01]));[.D101])" office:value-type="float" office:value="1.88468" calcext:value-type="float">
            <text:p>1.8846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468" calcext:value-type="float">
            <text:p>1.88468</text:p>
          </table:table-cell>
          <table:table-cell table:number-columns-repeated="2"/>
          <table:table-cell table:formula="of:=IF(ISODD(ROW([.D102]));[.D10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3]));[.D103])" office:value-type="float" office:value="1.91097" calcext:value-type="float">
            <text:p>1.9109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097" calcext:value-type="float">
            <text:p>1.91097</text:p>
          </table:table-cell>
          <table:table-cell table:number-columns-repeated="2"/>
          <table:table-cell table:formula="of:=IF(ISODD(ROW([.D104]));[.D10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05]));[.D105])" office:value-type="float" office:value="1.88467" calcext:value-type="float">
            <text:p>1.8846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467" calcext:value-type="float">
            <text:p>1.88467</text:p>
          </table:table-cell>
          <table:table-cell table:number-columns-repeated="2"/>
          <table:table-cell table:formula="of:=IF(ISODD(ROW([.D106]));[.D10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7]));[.D107])" office:value-type="float" office:value="1.91079" calcext:value-type="float">
            <text:p>1.9107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079" calcext:value-type="float">
            <text:p>1.91079</text:p>
          </table:table-cell>
          <table:table-cell table:number-columns-repeated="2"/>
          <table:table-cell table:formula="of:=IF(ISODD(ROW([.D108]));[.D10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9]));[.D109])" office:value-type="float" office:value="1.91122" calcext:value-type="float">
            <text:p>1.9112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122" calcext:value-type="float">
            <text:p>1.91122</text:p>
          </table:table-cell>
          <table:table-cell table:number-columns-repeated="2"/>
          <table:table-cell table:formula="of:=IF(ISODD(ROW([.D110]));[.D11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1]));[.D111])" office:value-type="float" office:value="1.89597" calcext:value-type="float">
            <text:p>1.8959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97" calcext:value-type="float">
            <text:p>1.89597</text:p>
          </table:table-cell>
          <table:table-cell table:number-columns-repeated="2"/>
          <table:table-cell table:formula="of:=IF(ISODD(ROW([.D112]));[.D11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3]));[.D113])" office:value-type="float" office:value="1.90104" calcext:value-type="float">
            <text:p>1.9010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04" calcext:value-type="float">
            <text:p>1.90104</text:p>
          </table:table-cell>
          <table:table-cell table:number-columns-repeated="2"/>
          <table:table-cell table:formula="of:=IF(ISODD(ROW([.D114]));[.D11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5]));[.D115])" office:value-type="float" office:value="1.9012" calcext:value-type="float">
            <text:p>1.901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2" calcext:value-type="float">
            <text:p>1.9012</text:p>
          </table:table-cell>
          <table:table-cell table:number-columns-repeated="2"/>
          <table:table-cell table:formula="of:=IF(ISODD(ROW([.D116]));[.D11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7]));[.D117])" office:value-type="float" office:value="1.90151" calcext:value-type="float">
            <text:p>1.9015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51" calcext:value-type="float">
            <text:p>1.90151</text:p>
          </table:table-cell>
          <table:table-cell table:number-columns-repeated="2"/>
          <table:table-cell table:formula="of:=IF(ISODD(ROW([.D118]));[.D11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19]));[.D119])" office:value-type="float" office:value="2.05761" calcext:value-type="float">
            <text:p>2.0576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761" calcext:value-type="float">
            <text:p>2.05761</text:p>
          </table:table-cell>
          <table:table-cell table:number-columns-repeated="2"/>
          <table:table-cell table:formula="of:=IF(ISODD(ROW([.D120]));[.D12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1]));[.D121])" office:value-type="float" office:value="1.93218" calcext:value-type="float">
            <text:p>1.9321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218" calcext:value-type="float">
            <text:p>1.93218</text:p>
          </table:table-cell>
          <table:table-cell table:number-columns-repeated="2"/>
          <table:table-cell table:formula="of:=IF(ISODD(ROW([.D122]));[.D12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23]));[.D123])" office:value-type="float" office:value="2.04684" calcext:value-type="float">
            <text:p>2.0468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684" calcext:value-type="float">
            <text:p>2.04684</text:p>
          </table:table-cell>
          <table:table-cell table:number-columns-repeated="2"/>
          <table:table-cell table:formula="of:=IF(ISODD(ROW([.D124]));[.D12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5]));[.D125])" office:value-type="float" office:value="1.93118" calcext:value-type="float">
            <text:p>1.9311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18" calcext:value-type="float">
            <text:p>1.93118</text:p>
          </table:table-cell>
          <table:table-cell table:number-columns-repeated="2"/>
          <table:table-cell table:formula="of:=IF(ISODD(ROW([.D126]));[.D12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27]));[.D127])" office:value-type="float" office:value="2.04876" calcext:value-type="float">
            <text:p>2.0487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876" calcext:value-type="float">
            <text:p>2.04876</text:p>
          </table:table-cell>
          <table:table-cell table:number-columns-repeated="2"/>
          <table:table-cell table:formula="of:=IF(ISODD(ROW([.D128]));[.D12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9]));[.D129])" office:value-type="float" office:value="1.93109" calcext:value-type="float">
            <text:p>1.9310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09" calcext:value-type="float">
            <text:p>1.93109</text:p>
          </table:table-cell>
          <table:table-cell table:number-columns-repeated="2"/>
          <table:table-cell table:formula="of:=IF(ISODD(ROW([.D130]));[.D13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1]));[.D131])" office:value-type="float" office:value="1.93175" calcext:value-type="float">
            <text:p>1.9317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75" calcext:value-type="float">
            <text:p>1.93175</text:p>
          </table:table-cell>
          <table:table-cell table:number-columns-repeated="2"/>
          <table:table-cell table:formula="of:=IF(ISODD(ROW([.D132]));[.D13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33]));[.D133])" office:value-type="float" office:value="2.07504" calcext:value-type="float">
            <text:p>2.0750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504" calcext:value-type="float">
            <text:p>2.07504</text:p>
          </table:table-cell>
          <table:table-cell table:number-columns-repeated="2"/>
          <table:table-cell table:formula="of:=IF(ISODD(ROW([.D134]));[.D13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5]));[.D135])" office:value-type="float" office:value="1.95161" calcext:value-type="float">
            <text:p>1.9516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161" calcext:value-type="float">
            <text:p>1.95161</text:p>
          </table:table-cell>
          <table:table-cell table:number-columns-repeated="2"/>
          <table:table-cell table:formula="of:=IF(ISODD(ROW([.D136]));[.D13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37]));[.D137])" office:value-type="float" office:value="2.07678" calcext:value-type="float">
            <text:p>2.0767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678" calcext:value-type="float">
            <text:p>2.07678</text:p>
          </table:table-cell>
          <table:table-cell table:number-columns-repeated="2"/>
          <table:table-cell table:formula="of:=IF(ISODD(ROW([.D138]));[.D13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9]));[.D139])" office:value-type="float" office:value="1.95897" calcext:value-type="float">
            <text:p>1.9589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97" calcext:value-type="float">
            <text:p>1.95897</text:p>
          </table:table-cell>
          <table:table-cell table:number-columns-repeated="2"/>
          <table:table-cell table:formula="of:=IF(ISODD(ROW([.D140]));[.D14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41]));[.D141])" office:value-type="float" office:value="2.06923" calcext:value-type="float">
            <text:p>2.0692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923" calcext:value-type="float">
            <text:p>2.06923</text:p>
          </table:table-cell>
          <table:table-cell table:number-columns-repeated="2"/>
          <table:table-cell table:formula="of:=IF(ISODD(ROW([.D142]));[.D14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43]));[.D143])" office:value-type="float" office:value="1.95852" calcext:value-type="float">
            <text:p>1.958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52" calcext:value-type="float">
            <text:p>1.95852</text:p>
          </table:table-cell>
          <table:table-cell table:number-columns-repeated="2"/>
          <table:table-cell table:formula="of:=IF(ISODD(ROW([.D144]));[.D14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45]));[.D145])" office:value-type="float" office:value="1.95919" calcext:value-type="float">
            <text:p>1.9591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919" calcext:value-type="float">
            <text:p>1.95919</text:p>
          </table:table-cell>
          <table:table-cell table:number-columns-repeated="2"/>
          <table:table-cell table:formula="of:=IF(ISODD(ROW([.D146]));[.D14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47]));[.D147])" office:value-type="float" office:value="1.89528" calcext:value-type="float">
            <text:p>1.8952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28" calcext:value-type="float">
            <text:p>1.89528</text:p>
          </table:table-cell>
          <table:table-cell table:number-columns-repeated="2"/>
          <table:table-cell table:formula="of:=IF(ISODD(ROW([.D148]));[.D14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49]));[.D149])" office:value-type="float" office:value="1.90528" calcext:value-type="float">
            <text:p>1.9052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528" calcext:value-type="float">
            <text:p>1.90528</text:p>
          </table:table-cell>
          <table:table-cell table:number-columns-repeated="2"/>
          <table:table-cell table:formula="of:=IF(ISODD(ROW([.D150]));[.D15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51]));[.D151])" office:value-type="float" office:value="1.88872" calcext:value-type="float">
            <text:p>1.8887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872" calcext:value-type="float">
            <text:p>1.88872</text:p>
          </table:table-cell>
          <table:table-cell table:number-columns-repeated="2"/>
          <table:table-cell table:formula="of:=IF(ISODD(ROW([.D152]));[.D15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53]));[.D153])" office:value-type="float" office:value="1.91088" calcext:value-type="float">
            <text:p>1.9108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088" calcext:value-type="float">
            <text:p>1.91088</text:p>
          </table:table-cell>
          <table:table-cell table:number-columns-repeated="2"/>
          <table:table-cell table:formula="of:=IF(ISODD(ROW([.D154]));[.D15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55]));[.D155])" office:value-type="float" office:value="1.88889" calcext:value-type="float">
            <text:p>1.8888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889" calcext:value-type="float">
            <text:p>1.88889</text:p>
          </table:table-cell>
          <table:table-cell table:number-columns-repeated="2"/>
          <table:table-cell table:formula="of:=IF(ISODD(ROW([.D156]));[.D15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57]));[.D157])" office:value-type="float" office:value="1.91071" calcext:value-type="float">
            <text:p>1.9107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071" calcext:value-type="float">
            <text:p>1.91071</text:p>
          </table:table-cell>
          <table:table-cell table:number-columns-repeated="2"/>
          <table:table-cell table:formula="of:=IF(ISODD(ROW([.D158]));[.D15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59]));[.D159])" office:value-type="float" office:value="1.91112" calcext:value-type="float">
            <text:p>1.9111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112" calcext:value-type="float">
            <text:p>1.91112</text:p>
          </table:table-cell>
          <table:table-cell table:number-columns-repeated="2"/>
          <table:table-cell table:formula="of:=IF(ISODD(ROW([.D160]));[.D16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1]));[.D161])" office:value-type="float" office:value="1.89573" calcext:value-type="float">
            <text:p>1.8957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73" calcext:value-type="float">
            <text:p>1.89573</text:p>
          </table:table-cell>
          <table:table-cell table:number-columns-repeated="2"/>
          <table:table-cell table:formula="of:=IF(ISODD(ROW([.D162]));[.D16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3]));[.D163])" office:value-type="float" office:value="1.9008" calcext:value-type="float">
            <text:p>1.900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08" calcext:value-type="float">
            <text:p>1.9008</text:p>
          </table:table-cell>
          <table:table-cell table:number-columns-repeated="2"/>
          <table:table-cell table:formula="of:=IF(ISODD(ROW([.D164]));[.D16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5]));[.D165])" office:value-type="float" office:value="1.90097" calcext:value-type="float">
            <text:p>1.9009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097" calcext:value-type="float">
            <text:p>1.90097</text:p>
          </table:table-cell>
          <table:table-cell table:number-columns-repeated="2"/>
          <table:table-cell table:formula="of:=IF(ISODD(ROW([.D166]));[.D16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7]));[.D167])" office:value-type="float" office:value="1.90126" calcext:value-type="float">
            <text:p>1.9012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26" calcext:value-type="float">
            <text:p>1.90126</text:p>
          </table:table-cell>
          <table:table-cell table:number-columns-repeated="2"/>
          <table:table-cell table:formula="of:=IF(ISODD(ROW([.D168]));[.D16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9]));[.D169])" office:value-type="float" office:value="1.93424" calcext:value-type="float">
            <text:p>1.9342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24" calcext:value-type="float">
            <text:p>1.93424</text:p>
          </table:table-cell>
          <table:table-cell table:number-columns-repeated="2"/>
          <table:table-cell table:formula="of:=IF(ISODD(ROW([.D170]));[.D17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1]));[.D171])" office:value-type="float" office:value="1.93324" calcext:value-type="float">
            <text:p>1.9332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24" calcext:value-type="float">
            <text:p>1.93324</text:p>
          </table:table-cell>
          <table:table-cell table:number-columns-repeated="2"/>
          <table:table-cell table:formula="of:=IF(ISODD(ROW([.D172]));[.D17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3]));[.D173])" office:value-type="float" office:value="1.93313" calcext:value-type="float">
            <text:p>1.9331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13" calcext:value-type="float">
            <text:p>1.93313</text:p>
          </table:table-cell>
          <table:table-cell table:number-columns-repeated="2"/>
          <table:table-cell table:formula="of:=IF(ISODD(ROW([.D174]));[.D17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5]));[.D175])" office:value-type="float" office:value="1.93383" calcext:value-type="float">
            <text:p>1.9338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83" calcext:value-type="float">
            <text:p>1.93383</text:p>
          </table:table-cell>
          <table:table-cell table:number-columns-repeated="2"/>
          <table:table-cell table:formula="of:=IF(ISODD(ROW([.D176]));[.D17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7]));[.D177])" office:value-type="float" office:value="1.95358" calcext:value-type="float">
            <text:p>1.9535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58" calcext:value-type="float">
            <text:p>1.95358</text:p>
          </table:table-cell>
          <table:table-cell table:number-columns-repeated="2"/>
          <table:table-cell table:formula="of:=IF(ISODD(ROW([.D178]));[.D17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9]));[.D179])" office:value-type="float" office:value="1.96089" calcext:value-type="float">
            <text:p>1.9608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089" calcext:value-type="float">
            <text:p>1.96089</text:p>
          </table:table-cell>
          <table:table-cell table:number-columns-repeated="2"/>
          <table:table-cell table:formula="of:=IF(ISODD(ROW([.D180]));[.D18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1]));[.D181])" office:value-type="float" office:value="1.96042" calcext:value-type="float">
            <text:p>1.9604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042" calcext:value-type="float">
            <text:p>1.96042</text:p>
          </table:table-cell>
          <table:table-cell table:number-columns-repeated="2"/>
          <table:table-cell table:formula="of:=IF(ISODD(ROW([.D182]));[.D18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3]));[.D183])" office:value-type="float" office:value="1.96113" calcext:value-type="float">
            <text:p>1.9611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113" calcext:value-type="float">
            <text:p>1.96113</text:p>
          </table:table-cell>
          <table:table-cell table:number-columns-repeated="2"/>
          <table:table-cell table:formula="of:=IF(ISODD(ROW([.D184]));[.D18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5]));[.D185])" office:value-type="float" office:value="1.90735" calcext:value-type="float">
            <text:p>1.9073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35" calcext:value-type="float">
            <text:p>1.90735</text:p>
          </table:table-cell>
          <table:table-cell table:number-columns-repeated="2"/>
          <table:table-cell table:formula="of:=IF(ISODD(ROW([.D186]));[.D18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7]));[.D187])" office:value-type="float" office:value="1.9129" calcext:value-type="float">
            <text:p>1.912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29" calcext:value-type="float">
            <text:p>1.9129</text:p>
          </table:table-cell>
          <table:table-cell table:number-columns-repeated="2"/>
          <table:table-cell table:formula="of:=IF(ISODD(ROW([.D188]));[.D18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9]));[.D189])" office:value-type="float" office:value="1.91271" calcext:value-type="float">
            <text:p>1.9127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271" calcext:value-type="float">
            <text:p>1.91271</text:p>
          </table:table-cell>
          <table:table-cell table:number-columns-repeated="2"/>
          <table:table-cell table:formula="of:=IF(ISODD(ROW([.D190]));[.D190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1]));[.D191])" office:value-type="float" office:value="1.91316" calcext:value-type="float">
            <text:p>1.9131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316" calcext:value-type="float">
            <text:p>1.91316</text:p>
          </table:table-cell>
          <table:table-cell table:number-columns-repeated="2"/>
          <table:table-cell table:formula="of:=IF(ISODD(ROW([.D192]));[.D192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3]));[.D193])" office:value-type="float" office:value="1.89788" calcext:value-type="float">
            <text:p>1.8978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788" calcext:value-type="float">
            <text:p>1.89788</text:p>
          </table:table-cell>
          <table:table-cell table:number-columns-repeated="2"/>
          <table:table-cell table:formula="of:=IF(ISODD(ROW([.D194]));[.D194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5]));[.D195])" office:value-type="float" office:value="1.9029" calcext:value-type="float">
            <text:p>1.902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29" calcext:value-type="float">
            <text:p>1.9029</text:p>
          </table:table-cell>
          <table:table-cell table:number-columns-repeated="2"/>
          <table:table-cell table:formula="of:=IF(ISODD(ROW([.D196]));[.D196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7]));[.D197])" office:value-type="float" office:value="1.90305" calcext:value-type="float">
            <text:p>1.9030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305" calcext:value-type="float">
            <text:p>1.90305</text:p>
          </table:table-cell>
          <table:table-cell table:number-columns-repeated="2"/>
          <table:table-cell table:formula="of:=IF(ISODD(ROW([.D198]));[.D198])" office:value-type="float" office:value="0" calcext:value-type="float">
            <text:p>0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</table:table>
      <table:table table:name="res4=2_cleaned" table:style-name="ta1">
        <table:table-column table:style-name="co15" table:number-columns-repeated="7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X^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467" calcext:value-type="float">
            <text:p>1.88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468" calcext:value-type="float">
            <text:p>1.88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872" calcext:value-type="float">
            <text:p>1.8887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889" calcext:value-type="float">
            <text:p>1.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966" calcext:value-type="float">
            <text:p>1.88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528" calcext:value-type="float">
            <text:p>1.89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73" calcext:value-type="float">
            <text:p>1.89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97" calcext:value-type="float">
            <text:p>1.8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88" calcext:value-type="float">
            <text:p>1.89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06" calcext:value-type="float">
            <text:p>1.89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15" calcext:value-type="float">
            <text:p>1.898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65" calcext:value-type="float">
            <text:p>1.89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87" calcext:value-type="float">
            <text:p>1.89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08" calcext:value-type="float">
            <text:p>1.9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097" calcext:value-type="float">
            <text:p>1.9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04" calcext:value-type="float">
            <text:p>1.90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2" calcext:value-type="float">
            <text:p>1.901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26" calcext:value-type="float">
            <text:p>1.9012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51" calcext:value-type="float">
            <text:p>1.90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29" calcext:value-type="float">
            <text:p>1.9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305" calcext:value-type="float">
            <text:p>1.90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28" calcext:value-type="float">
            <text:p>1.90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38" calcext:value-type="float">
            <text:p>1.9053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28" calcext:value-type="float">
            <text:p>1.90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5" calcext:value-type="float">
            <text:p>1.90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52" calcext:value-type="float">
            <text:p>1.90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9" calcext:value-type="float">
            <text:p>1.9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829" calcext:value-type="float">
            <text:p>1.90829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71" calcext:value-type="float">
            <text:p>1.9107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79" calcext:value-type="float">
            <text:p>1.91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88" calcext:value-type="float">
            <text:p>1.91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97" calcext:value-type="float">
            <text:p>1.91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12" calcext:value-type="float">
            <text:p>1.91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22" calcext:value-type="float">
            <text:p>1.9112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256" calcext:value-type="float">
            <text:p>1.9125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71" calcext:value-type="float">
            <text:p>1.91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9" calcext:value-type="float">
            <text:p>1.9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316" calcext:value-type="float">
            <text:p>1.91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399" calcext:value-type="float">
            <text:p>1.91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2002" calcext:value-type="float">
            <text:p>1.92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09" calcext:value-type="float">
            <text:p>1.93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18" calcext:value-type="float">
            <text:p>1.93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23" calcext:value-type="float">
            <text:p>1.93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33" calcext:value-type="float">
            <text:p>1.93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75" calcext:value-type="float">
            <text:p>1.93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91" calcext:value-type="float">
            <text:p>1.931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18" calcext:value-type="float">
            <text:p>1.932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33" calcext:value-type="float">
            <text:p>1.93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13" calcext:value-type="float">
            <text:p>1.93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24" calcext:value-type="float">
            <text:p>1.93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83" calcext:value-type="float">
            <text:p>1.93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04" calcext:value-type="float">
            <text:p>1.93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14" calcext:value-type="float">
            <text:p>1.934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24" calcext:value-type="float">
            <text:p>1.93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72" calcext:value-type="float">
            <text:p>1.9347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514" calcext:value-type="float">
            <text:p>1.93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57" calcext:value-type="float">
            <text:p>1.95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61" calcext:value-type="float">
            <text:p>1.95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48" calcext:value-type="float">
            <text:p>1.95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58" calcext:value-type="float">
            <text:p>1.9535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99" calcext:value-type="float">
            <text:p>1.953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35" calcext:value-type="float">
            <text:p>1.95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58" calcext:value-type="float">
            <text:p>1.95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47" calcext:value-type="float">
            <text:p>1.95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52" calcext:value-type="float">
            <text:p>1.9585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92" calcext:value-type="float">
            <text:p>1.9589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97" calcext:value-type="float">
            <text:p>1.95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16" calcext:value-type="float">
            <text:p>1.95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19" calcext:value-type="float">
            <text:p>1.959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42" calcext:value-type="float">
            <text:p>1.9604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89" calcext:value-type="float">
            <text:p>1.960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113" calcext:value-type="float">
            <text:p>1.96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211" calcext:value-type="float">
            <text:p>2.04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402" calcext:value-type="float">
            <text:p>2.04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684" calcext:value-type="float">
            <text:p>2.04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876" calcext:value-type="float">
            <text:p>2.048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39" calcext:value-type="float">
            <text:p>2.05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761" calcext:value-type="float">
            <text:p>2.05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152" calcext:value-type="float">
            <text:p>2.06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591" calcext:value-type="float">
            <text:p>2.0659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904" calcext:value-type="float">
            <text:p>2.06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923" calcext:value-type="float">
            <text:p>2.06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159" calcext:value-type="float">
            <text:p>2.07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223" calcext:value-type="float">
            <text:p>2.07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504" calcext:value-type="float">
            <text:p>2.07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663" calcext:value-type="float">
            <text:p>2.076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678" calcext:value-type="float">
            <text:p>2.076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201" calcext:value-type="float">
            <text:p>2.08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543" calcext:value-type="float">
            <text:p>2.0854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446" calcext:value-type="float">
            <text:p>2.09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879" calcext:value-type="float">
            <text:p>2.098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431" calcext:value-type="float">
            <text:p>2.13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245" calcext:value-type="float">
            <text:p>2.1624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38" calcext:value-type="float">
            <text:p>2.259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072" calcext:value-type="float">
            <text:p>2.2807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11" calcext:value-type="float">
            <text:p>2.3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621" calcext:value-type="float">
            <text:p>2.3162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562" calcext:value-type="float">
            <text:p>2.39562</text:p>
          </table:table-cell>
        </table:table-row>
      </table:table>
      <table:named-expressions/>
      <table:database-ranges>
        <table:database-range table:name="__Anonymous_Sheet_DB__0" table:target-range-address="'res4=2_outputs'.H1:'res4=2_outputs'.H197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1" table:target-range-address="'res4=2_cleaned'.A1:'res4=2_cleaned'.G99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6T15:16:30.627322996</dc:date>
    <meta:editing-duration>PT12M4S</meta:editing-duration>
    <meta:editing-cycles>5</meta:editing-cycles>
    <meta:generator>LibreOffice/5.2.7.2$Linux_X86_64 LibreOffice_project/20m0$Build-2</meta:generator>
    <meta:document-statistic meta:table-count="2" meta:cell-count="2071" meta:object-count="0"/>
  </office:meta>
</office:document-meta>
</file>